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usr/bin/python</text:p>
      <text:p text:style-name="Standard">#+-+-+-+-+-+-+-+-+-+-+-+-+-+-+-+-+-+-+-+-+-+</text:p>
      <text:p text:style-name="Standard">#|R|a|s|p|b|e|r|r|y|P|i|-|S|p|y|.|c|o|.|u|k|</text:p>
      <text:p text:style-name="Standard">#+-+-+-+-+-+-+-+-+-+-+-+-+-+-+-+-+-+-+-+-+-+</text:p>
      <text:p text:style-name="Standard">#</text:p>
      <text:p text:style-name="Standard"># ultrasonic_1.py</text:p>
      <text:p text:style-name="Standard"># Measure distance using an ultrasonic module</text:p>
      <text:p text:style-name="Standard">#</text:p>
      <text:p text:style-name="Standard"># Author : Matt Hawkins</text:p>
      <text:p text:style-name="Standard"># Date <text:s text:c="2"/>: 09/01/2013</text:p>
      <text:p text:style-name="Standard"/>
      <text:p text:style-name="Standard"># Import required Python libraries</text:p>
      <text:p text:style-name="Standard">import time</text:p>
      <text:p text:style-name="Standard">import RPi.GPIO as GPIO</text:p>
      <text:p text:style-name="Standard"/>
      <text:p text:style-name="Standard"># Use BCM GPIO references</text:p>
      <text:p text:style-name="Standard"># instead of physical pin numbers</text:p>
      <text:p text:style-name="Standard">GPIO.setmode(GPIO.BCM)</text:p>
      <text:p text:style-name="Standard"/>
      <text:p text:style-name="Standard"># Define GPIO to use on Pi</text:p>
      <text:p text:style-name="Standard">GPIO_TRIGGER = 23</text:p>
      <text:p text:style-name="Standard">GPIO_ECHO <text:s text:c="3"/>= 24</text:p>
      <text:p text:style-name="Standard"/>
      <text:p text:style-name="Standard">print "Ultrasonic Measurement"</text:p>
      <text:p text:style-name="Standard"/>
      <text:p text:style-name="Standard"># Set pins as output and input</text:p>
      <text:p text:style-name="Standard">GPIO.setup(GPIO_TRIGGER,GPIO.OUT) <text:s/># Trigger</text:p>
      <text:p text:style-name="Standard">GPIO.setup(GPIO_ECHO,GPIO.IN) <text:s text:c="5"/># Echo</text:p>
      <text:p text:style-name="Standard"/>
      <text:p text:style-name="Standard"># Set trigger to False (Low)</text:p>
      <text:p text:style-name="Standard">GPIO.output(GPIO_TRIGGER, False)</text:p>
      <text:p text:style-name="Standard"/>
      <text:p text:style-name="Standard"># Allow module to settle</text:p>
      <text:p text:style-name="Standard">time.sleep(0.5)</text:p>
      <text:p text:style-name="Standard"/>
      <text:p text:style-name="Standard"># Send 10us pulse to trigger</text:p>
      <text:p text:style-name="Standard">GPIO.output(GPIO_TRIGGER, True)</text:p>
      <text:p text:style-name="Standard">time.sleep(0.00001)</text:p>
      <text:p text:style-name="Standard">GPIO.output(GPIO_TRIGGER, False)</text:p>
      <text:p text:style-name="Standard">start = time.time()</text:p>
      <text:p text:style-name="Standard"/>
      <text:p text:style-name="Standard">while GPIO.input(GPIO_ECHO)==0:</text:p>
      <text:p text:style-name="Standard"><text:s text:c="2"/>start = time.time()</text:p>
      <text:p text:style-name="Standard"/>
      <text:p text:style-name="Standard">while GPIO.input(GPIO_ECHO)==1:</text:p>
      <text:p text:style-name="Standard"><text:s text:c="2"/>stop = time.time()</text:p>
      <text:p text:style-name="Standard"/>
      <text:p text:style-name="Standard"># Calculate pulse length</text:p>
      <text:p text:style-name="Standard">elapsed = stop-start</text:p>
      <text:p text:style-name="Standard"/>
      <text:p text:style-name="Standard"># Distance pulse travelled in that time is time</text:p>
      <text:p text:style-name="Standard"># multiplied by the speed of sound (cm/s)</text:p>
      <text:p text:style-name="Standard">distance = elapsed * 34300</text:p>
      <text:p text:style-name="Standard"/>
      <text:p text:style-name="Standard"># That was the distance there and back so halve the value</text:p>
      <text:p text:style-name="Standard">distance = distance / 2</text:p>
      <text:p text:style-name="Standard"/>
      <text:p text:style-name="Standard"><text:soft-page-break/>print "Distance : %.1f" % distance</text:p>
      <text:p text:style-name="Standard"/>
      <text:p text:style-name="Standard"># Reset GPIO settings</text:p>
      <text:p text:style-name="Standard">GPIO.cleanu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5:25:55.147733323</meta:creation-date>
    <dc:date>2018-11-09T15:26:10.738315363</dc:date>
    <meta:editing-duration>PT15S</meta:editing-duration>
    <meta:editing-cycles>1</meta:editing-cycles>
    <meta:document-statistic meta:table-count="0" meta:image-count="0" meta:object-count="0" meta:page-count="2" meta:paragraph-count="46" meta:word-count="171" meta:character-count="1248" meta:non-whitespace-character-count="1108"/>
    <meta:generator>LibreOffice/6.0.3.2$Linux_X86_64 LibreOffice_project/00m0$Build-2</meta:generator>
  </office:meta>
</office:document-meta>
</file>